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574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7.197cm"/>
    </style:style>
    <style:style style:name="co6" style:family="table-column">
      <style:table-column-properties fo:break-before="auto" style:column-width="3.725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6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7.798cm"/>
    </style:style>
    <style:style style:name="co11" style:family="table-column">
      <style:table-column-properties fo:break-before="auto" style:column-width="6.403cm"/>
    </style:style>
    <style:style style:name="co12" style:family="table-column">
      <style:table-column-properties fo:break-before="auto" style:column-width="6.267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16.574cm"/>
    </style:style>
    <style:style style:name="co16" style:family="table-column">
      <style:table-column-properties fo:break-before="auto" style:column-width="61.842cm"/>
    </style:style>
    <style:style style:name="co17" style:family="table-column">
      <style:table-column-properties fo:break-before="auto" style:column-width="18.868cm"/>
    </style:style>
    <style:style style:name="co18" style:family="table-column">
      <style:table-column-properties fo:break-before="auto" style:column-width="2.221cm"/>
    </style:style>
    <style:style style:name="co19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1.921cm"/>
    </style:style>
    <style:style style:name="co21" style:family="table-column">
      <style:table-column-properties fo:break-before="auto" style:column-width="2.522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10.285cm"/>
    </style:style>
    <style:style style:name="co24" style:family="table-column">
      <style:table-column-properties fo:break-before="auto" style:column-width="5.009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font-name="Arial" fo:font-size="14pt" style:font-name-asian="DejaVu Sans" style:font-size-asian="14pt" style:font-name-complex="DejaVu Sans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4" table:default-cell-style-name="ce2"/>
        <table:table-column table:style-name="co21" table:default-cell-style-name="ce2"/>
        <table:table-column table:style-name="co22" table:default-cell-style-name="ce2"/>
        <table:table-column table:style-name="co21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tegory_name</text:p>
          </table:table-cell>
          <table:table-cell table:style-name="ce1" office:value-type="string">
            <text:p>alternative_names</text:p>
          </table:table-cell>
          <table:table-cell table:style-name="ce1" office:value-type="string">
            <text:p>name_en</text:p>
          </table:table-cell>
          <table:table-cell table:style-name="ce1" office:value-type="string">
            <text:p>milk_source</text:p>
          </table:table-cell>
          <table:table-cell table:style-name="ce1" office:value-type="string">
            <text:p>milk_type</text:p>
          </table:table-cell>
          <table:table-cell table:style-name="ce1" office:value-type="string">
            <text:p>curd</text:p>
          </table:table-cell>
          <table:table-cell table:style-name="ce1" office:value-type="string">
            <text:p>pasteurized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aging</text:p>
          </table:table-cell>
          <table:table-cell table:style-name="ce1" office:value-type="string">
            <text:p>geographical_indication</text:p>
          </table:table-cell>
          <table:table-cell table:style-name="ce1" office:value-type="string">
            <text:p>dbpedia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province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similar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rind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diameter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cookipedia</text:p>
          </table:table-cell>
          <table:table-cell table:style-name="ce1" office:value-type="string">
            <text:p>bbc</text:p>
          </table:table-cell>
          <table:table-cell table:style-name="ce1" table:number-columns-repeated="997"/>
        </table:table-row>
        <table:table-row table:style-name="ro1">
          <table:table-cell office:value-type="string">
            <text:p>Asiago d'Allev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skimmed</text:p>
          </table:table-cell>
          <table:table-cell table:number-columns-repeated="3"/>
          <table:table-cell office:value-type="string">
            <text:p>12-24 months</text:p>
          </table:table-cell>
          <table:table-cell office:value-type="string">
            <text:p>PDO</text:p>
          </table:table-cell>
          <table:table-cell office:value-type="string">
            <text:p>Asiago_cheese</text:p>
          </table:table-cell>
          <table:table-cell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Padova, Treviso, Vicenza, Tren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table, grating</text:p>
          </table:table-cell>
          <table:table-cell table:number-columns-repeated="5"/>
          <table:table-cell office:value-type="string">
            <text:p>Asiago_d'allevo_cheese</text:p>
          </table:table-cell>
          <table:table-cell table:number-columns-repeated="998"/>
        </table:table-row>
        <table:table-row table:style-name="ro1">
          <table:table-cell office:value-type="string">
            <text:p>Asiago Pressa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-30 days</text:p>
          </table:table-cell>
          <table:table-cell office:value-type="string">
            <text:p>PDO</text:p>
          </table:table-cell>
          <table:table-cell office:value-type="string">
            <text:p>Asiago_cheese</text:p>
          </table:table-cell>
          <table:table-cell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Vicenza, Tren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5"/>
          <table:table-cell office:value-type="string">
            <text:p>Asiago_pressato_cheese</text:p>
          </table:table-cell>
          <table:table-cell table:number-columns-repeated="998"/>
        </table:table-row>
        <table:table-row table:style-name="ro1">
          <table:table-cell office:value-type="string">
            <text:p>Bettelmatt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min 2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Novara</text:p>
          </table:table-cell>
          <table:table-cell office:value-type="string">
            <text:p>Formazza</text:p>
          </table:table-cell>
          <table:table-cell office:value-type="string">
            <text:p>Val Formazza, Valdossola</text:p>
          </table:table-cell>
          <table:table-cell office:value-type="string">
            <text:p>Gruyere</text:p>
          </table:table-cell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5-7 kg</text:p>
          </table:table-cell>
          <table:table-cell office:value-type="string">
            <text:p>10-15 cm</text:p>
          </table:table-cell>
          <table:table-cell office:value-type="string">
            <text:p>Bettelmatt_cheese</text:p>
          </table:table-cell>
          <table:table-cell table:number-columns-repeated="998"/>
        </table:table-row>
        <table:table-row table:style-name="ro1">
          <table:table-cell office:value-type="string">
            <text:p>Bitto</text:p>
          </table:table-cell>
          <table:table-cell table:number-columns-repeated="3"/>
          <table:table-cell office:value-type="string">
            <text:p>cow 80%,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70 days, up to 10 years</text:p>
          </table:table-cell>
          <table:table-cell office:value-type="string">
            <text:p>PDO</text:p>
          </table:table-cell>
          <table:table-cell office:value-type="string">
            <text:p>Bitto</text:p>
          </table:table-cell>
          <table:table-cell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Sondrio</text:p>
          </table:table-cell>
          <table:table-cell office:value-type="string">
            <text:p>Averara, Carona, Cusio, Foppolo, Mezzoldo, Piazzatore, Santa Brigida, Valleve</text:p>
          </table:table-cell>
          <table:table-cell office:value-type="string">
            <text:p>Valtellina</text:p>
          </table:table-cell>
          <table:table-cell/>
          <table:table-cell office:value-type="string">
            <text:p>table, cooking</text:p>
          </table:table-cell>
          <table:table-cell/>
          <table:table-cell office:value-type="string">
            <text:p>circle</text:p>
          </table:table-cell>
          <table:table-cell office:value-type="string">
            <text:p>30-50 cm</text:p>
          </table:table-cell>
          <table:table-cell office:value-type="string">
            <text:p>8-25 kg</text:p>
          </table:table-cell>
          <table:table-cell office:value-type="string">
            <text:p>8-10 cm</text:p>
          </table:table-cell>
          <table:table-cell office:value-type="string">
            <text:p>Bitto_Valtellina_cheese</text:p>
          </table:table-cell>
          <table:table-cell table:number-columns-repeated="998"/>
        </table:table-row>
        <table:table-row table:style-name="ro1">
          <table:table-cell table:number-columns-repeated="2"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table:style-name="ce3"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table, melting</text:p>
          </table:table-cell>
          <table:table-cell office:value-type="string">
            <text:p>natural</text:p>
          </table:table-cell>
          <table:table-cell table:number-columns-repeated="4"/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a d'Alpeggi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table:style-name="ce3"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a Tenero o Dur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table:number-columns-repeated="2"/>
          <table:table-cell office:value-type="string">
            <text:p>PDO</text:p>
          </table:table-cell>
          <table:table-cell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/>
          <table:table-cell office:value-type="string">
            <text:p>Villfranca Piemonte</text:p>
          </table:table-cell>
          <table:table-cell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uss</text:p>
          </table:table-cell>
          <table:table-cell/>
          <table:table-cell office:value-type="string">
            <text:p>Bross</text:p>
          </table:table-cell>
          <table:table-cell/>
          <table:table-cell office:value-type="string">
            <text:p>cow, sheep, goat</text:p>
          </table:table-cell>
          <table:table-cell table:number-columns-repeated="3"/>
          <table:table-cell office:value-type="string">
            <text:p>soft</text:p>
          </table:table-cell>
          <table:table-cell office:value-type="string">
            <text:p>7 week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, spread</text:p>
          </table:table-cell>
          <table:table-cell table:number-columns-repeated="5"/>
          <table:table-cell office:value-type="string">
            <text:p>Bros_cheese</text:p>
          </table:table-cell>
          <table:table-cell table:number-columns-repeated="998"/>
        </table:table-row>
        <table:table-row table:style-name="ro1">
          <table:table-cell office:value-type="string">
            <text:p>Caciocavallo Ragusa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Caciocavallo Sil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Caciocavallo_Silano</text:p>
          </table:table-cell>
          <table:table-cell/>
          <table:table-cell office:value-type="string">
            <text:p>Italy</text:p>
          </table:table-cell>
          <table:table-cell office:value-type="string">
            <text:p>Calabria, Campania, Molise, Puglia, Basilicata</text:p>
          </table:table-cell>
          <table:table-cell office:value-type="string">
            <text:p>Crotone, Catanzaro, Cosenza, Avellino, Benevento, Caserta, Napoli, Bari, Taranto, Brindisi, Matera, Potenza</text:p>
          </table:table-cell>
          <table:table-cell table:number-columns-repeated="9"/>
          <table:table-cell office:value-type="string">
            <text:p>Caciocavallo_Silano_cheese</text:p>
          </table:table-cell>
          <table:table-cell table:number-columns-repeated="998"/>
        </table:table-row>
        <table:table-row table:style-name="ro1">
          <table:table-cell office:value-type="string">
            <text:p>Canestrato di Moliter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Canestrato Pugli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uglia</text:p>
          </table:table-cell>
          <table:table-cell office:value-type="string">
            <text:p>Foggia</text:p>
          </table:table-cell>
          <table:table-cell table:number-columns-repeated="3"/>
          <table:table-cell office:value-type="string">
            <text:p>table, grating</text:p>
          </table:table-cell>
          <table:table-cell table:number-columns-repeated="1004"/>
        </table:table-row>
        <table:table-row table:style-name="ro1">
          <table:table-cell office:value-type="string">
            <text:p>Casatella Trevigia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Treviso</text:p>
          </table:table-cell>
          <table:table-cell table:number-columns-repeated="1008"/>
        </table:table-row>
        <table:table-row table:style-name="ro1">
          <table:table-cell office:value-type="string">
            <text:p>Casciotta d'Urbino</text:p>
          </table:table-cell>
          <table:table-cell table:number-columns-repeated="3"/>
          <table:table-cell office:value-type="string">
            <text:p>sheep 70%, cow 30%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Casciotta_d'Urbino</text:p>
          </table:table-cell>
          <table:table-cell/>
          <table:table-cell office:value-type="string">
            <text:p>Italy</text:p>
          </table:table-cell>
          <table:table-cell office:value-type="string">
            <text:p>Marche</text:p>
          </table:table-cell>
          <table:table-cell office:value-type="string">
            <text:p>Pesaro, Urbino</text:p>
          </table:table-cell>
          <table:table-cell table:number-columns-repeated="9"/>
          <table:table-cell office:value-type="string">
            <text:p>Caciotta_cheese</text:p>
          </table:table-cell>
          <table:table-cell table:number-columns-repeated="998"/>
        </table:table-row>
        <table:table-row table:style-name="ro1">
          <table:table-cell office:value-type="string">
            <text:p>Castelmagno</text:p>
          </table:table-cell>
          <table:table-cell table:number-columns-repeated="3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office:value-type="string">
            <text:p>Castelmagno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office:value-type="string">
            <text:p>Monterosso Grana, Pradleves, Castelmagno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15-25 cm</text:p>
          </table:table-cell>
          <table:table-cell office:value-type="string">
            <text:p>5-7 kg</text:p>
          </table:table-cell>
          <table:table-cell office:value-type="string">
            <text:p>12-20 cm</text:p>
          </table:table-cell>
          <table:table-cell table:number-columns-repeated="999"/>
        </table:table-row>
        <table:table-row table:style-name="ro1">
          <table:table-cell office:value-type="string">
            <text:p>Fiore Sardo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/>
          <table:table-cell office:value-type="string">
            <text:p>2-8 months</text:p>
          </table:table-cell>
          <table:table-cell office:value-type="string">
            <text:p>PDO</text:p>
          </table:table-cell>
          <table:table-cell office:value-type="string">
            <text:p>Fiore_Sardo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12-25 cm</text:p>
          </table:table-cell>
          <table:table-cell office:value-type="string">
            <text:p>1-5 kg</text:p>
          </table:table-cell>
          <table:table-cell office:value-type="string">
            <text:p>13-15 cm</text:p>
          </table:table-cell>
          <table:table-cell table:number-columns-repeated="999"/>
        </table:table-row>
        <table:table-row table:style-name="ro1">
          <table:table-cell office:value-type="string">
            <text:p>Fonti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80 days</text:p>
          </table:table-cell>
          <table:table-cell office:value-type="string">
            <text:p>PDO</text:p>
          </table:table-cell>
          <table:table-cell office:value-type="string">
            <text:p>Fontina</text:p>
          </table:table-cell>
          <table:table-cell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4"/>
          <table:table-cell office:value-type="string">
            <text:p>table, cooking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8-12 kg</text:p>
          </table:table-cell>
          <table:table-cell office:value-type="string">
            <text:p>7-10 cm</text:p>
          </table:table-cell>
          <table:table-cell/>
          <table:table-cell office:value-type="string">
            <text:p>fontina_cheese</text:p>
          </table:table-cell>
          <table:table-cell table:number-columns-repeated="997"/>
        </table:table-row>
        <table:table-row table:style-name="ro1">
          <table:table-cell office:value-type="string">
            <text:p>Formaggella del Luinese</text:p>
          </table:table-cell>
          <table:table-cell table:number-columns-repeated="3"/>
          <table:table-cell office:value-type="string">
            <text:p>goat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Varese</text:p>
          </table:table-cell>
          <table:table-cell table:number-columns-repeated="1008"/>
        </table:table-row>
        <table:table-row table:style-name="ro1">
          <table:table-cell office:value-type="string">
            <text:p>Formaggio di Fossa di Sogliano</text:p>
          </table:table-cell>
          <table:table-cell table:number-columns-repeated="3"/>
          <table:table-cell office:value-type="string">
            <text:p>sheep, 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Emilia-Romagna, Marche</text:p>
          </table:table-cell>
          <table:table-cell office:value-type="string">
            <text:p>Bologna, Forlì-Cesena, Ravenna, Rimini, Ancona, Ascoli Piceno, Macerata, Pesaro-Urbino</text:p>
          </table:table-cell>
          <table:table-cell table:number-columns-repeated="1008"/>
        </table:table-row>
        <table:table-row table:style-name="ro1">
          <table:table-cell office:value-type="string">
            <text:p>Formai de Mut dell'Alta Valle Bremb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1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</text:p>
          </table:table-cell>
          <table:table-cell/>
          <table:table-cell office:value-type="string">
            <text:p>Val Brembana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8-12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Giacobin de Zena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Gorgonzol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oft, blue?</text:p>
          </table:table-cell>
          <table:table-cell/>
          <table:table-cell office:value-type="string">
            <text:p>PDO</text:p>
          </table:table-cell>
          <table:table-cell office:value-type="string">
            <text:p>Gorgonzola_cheese</text:p>
          </table:table-cell>
          <table:table-cell/>
          <table:table-cell office:value-type="string">
            <text:p>Italy</text:p>
          </table:table-cell>
          <table:table-cell office:value-type="string">
            <text:p>Piemonte, Lombardia</text:p>
          </table:table-cell>
          <table:table-cell office:value-type="string">
            <text:p>Novara, Vercelli, Cuneo, Bergamo, Brescia, Como, Cremona, Milano, Pavia, Lodi</text:p>
          </table:table-cell>
          <table:table-cell office:value-type="string">
            <text:p>Casale Monferrato</text:p>
          </table:table-cell>
          <table:table-cell table:number-columns-repeated="2"/>
          <table:table-cell office:value-type="string">
            <text:p>table, spread</text:p>
          </table:table-cell>
          <table:table-cell table:number-columns-repeated="2"/>
          <table:table-cell office:value-type="string">
            <text:p>25-30 cm</text:p>
          </table:table-cell>
          <table:table-cell office:value-type="string">
            <text:p>6-13 kg</text:p>
          </table:table-cell>
          <table:table-cell office:value-type="string">
            <text:p>16-20 cm</text:p>
          </table:table-cell>
          <table:table-cell/>
          <table:table-cell office:value-type="string">
            <text:p>gorgonzola_cheese</text:p>
          </table:table-cell>
          <table:table-cell table:number-columns-repeated="997"/>
        </table:table-row>
        <table:table-row table:style-name="ro1">
          <table:table-cell office:value-type="string">
            <text:p>Grana Padan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36 months</text:p>
          </table:table-cell>
          <table:table-cell office:value-type="string">
            <text:p>PDO</text:p>
          </table:table-cell>
          <table:table-cell office:value-type="string">
            <text:p>Grana_Padano</text:p>
          </table:table-cell>
          <table:table-cell/>
          <table:table-cell office:value-type="string">
            <text:p>Italy</text:p>
          </table:table-cell>
          <table:table-cell office:value-type="string">
            <text:p>Lombardia, Piemonte, Trentino-Alto Adige, Veneto, Emiglia-Romagna</text:p>
          </table:table-cell>
          <table:table-cell office:value-type="string">
            <text:p>Lodi, Bergamo, Brescia, Como, Cremona, Mantova, Milano, Pavia, Sondrio, Lecco, Varese, Alessandria, Asti, Cuneo, Novara, Torino, Vercelli, Trento, Padova, Rovigo, Treviso, Venezia, Verona, Vicenza, Bologna, Ferrara, Forlì-Cesena, Piacenza, Ravenna, Rimini</text:p>
          </table:table-cell>
          <table:table-cell table:number-columns-repeated="3"/>
          <table:table-cell office:value-type="string">
            <text:p>grating, table</text:p>
          </table:table-cell>
          <table:table-cell/>
          <table:table-cell office:value-type="string">
            <text:p>circle</text:p>
          </table:table-cell>
          <table:table-cell office:value-type="string">
            <text:p>35-45 cm</text:p>
          </table:table-cell>
          <table:table-cell office:value-type="string">
            <text:p>24-40 kg</text:p>
          </table:table-cell>
          <table:table-cell office:value-type="string">
            <text:p>18-25 cm</text:p>
          </table:table-cell>
          <table:table-cell/>
          <table:table-cell office:value-type="string">
            <text:p>parmesan_cheese</text:p>
          </table:table-cell>
          <table:table-cell table:number-columns-repeated="997"/>
        </table:table-row>
        <table:table-row table:style-name="ro1">
          <table:table-cell office:value-type="string">
            <text:p>Montasi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Montasio</text:p>
          </table:table-cell>
          <table:table-cell/>
          <table:table-cell office:value-type="string">
            <text:p>Italy</text:p>
          </table:table-cell>
          <table:table-cell office:value-type="string">
            <text:p>Friuli-Venezia Giulia, Veneto</text:p>
          </table:table-cell>
          <table:table-cell office:value-type="string">
            <text:p>Udine, Pordenone, Gorizia, Trieste, Belluno, Treviso, Padova, Venezia</text:p>
          </table:table-cell>
          <table:table-cell table:number-columns-repeated="1008"/>
        </table:table-row>
        <table:table-row table:style-name="ro1">
          <table:table-cell office:value-type="string">
            <text:p>Monte veron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0 days</text:p>
          </table:table-cell>
          <table:table-cell office:value-type="string">
            <text:p>PDO</text:p>
          </table:table-cell>
          <table:table-cell office:value-type="string">
            <text:p>Monte_Veronese</text:p>
          </table:table-cell>
          <table:table-cell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Verona</text:p>
          </table:table-cell>
          <table:table-cell/>
          <table:table-cell office:value-type="string">
            <text:p>Monti Lessini</text:p>
          </table:table-cell>
          <table:table-cell/>
          <table:table-cell office:value-type="string">
            <text:p>table</text:p>
          </table:table-cell>
          <table:table-cell table:number-columns-repeated="1004"/>
        </table:table-row>
        <table:table-row table:style-name="ro1">
          <table:table-cell office:value-type="string">
            <text:p>Mozzarella di Bufala Campana</text:p>
          </table:table-cell>
          <table:table-cell table:number-columns-repeated="3"/>
          <table:table-cell office:value-type="string">
            <text:p>buffalo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Buffalo_mozzarella</text:p>
          </table:table-cell>
          <table:table-cell/>
          <table:table-cell office:value-type="string">
            <text:p>Italy</text:p>
          </table:table-cell>
          <table:table-cell office:value-type="string">
            <text:p>Campania, Lazio</text:p>
          </table:table-cell>
          <table:table-cell office:value-type="string">
            <text:p>Caserta, Salerno, Napoli, Benevento, Frosinone, Latina, Roma</text:p>
          </table:table-cell>
          <table:table-cell table:number-columns-repeated="10"/>
          <table:table-cell office:value-type="string">
            <text:p>mozzarella_cheese</text:p>
          </table:table-cell>
          <table:table-cell table:number-columns-repeated="997"/>
        </table:table-row>
        <table:table-row table:style-name="ro1">
          <table:table-cell office:value-type="string">
            <text:p>Murazzano</text:p>
          </table:table-cell>
          <table:table-cell table:number-columns-repeated="3"/>
          <table:table-cell office:value-type="string">
            <text:p>sheep 60%, cow 4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at least 10 days, up to 2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10-15 cm</text:p>
          </table:table-cell>
          <table:table-cell office:value-type="string">
            <text:p>300-400 g</text:p>
          </table:table-cell>
          <table:table-cell office:value-type="string">
            <text:p>3-4 cm</text:p>
          </table:table-cell>
          <table:table-cell table:number-columns-repeated="999"/>
        </table:table-row>
        <table:table-row table:style-name="ro1">
          <table:table-cell office:value-type="string">
            <text:p>Nostrano Valtrompi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/>
          <table:table-cell office:value-type="string">
            <text:p>Val Trompia</text:p>
          </table:table-cell>
          <table:table-cell table:number-columns-repeated="1006"/>
        </table:table-row>
        <table:table-row table:style-name="ro1">
          <table:table-cell office:value-type="string">
            <text:p>Parmigiano Reggi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armigiano-Reggiano</text:p>
          </table:table-cell>
          <table:table-cell/>
          <table:table-cell office:value-type="string">
            <text:p>Italy</text:p>
          </table:table-cell>
          <table:table-cell office:value-type="string">
            <text:p>Emilia-Romagna, Lombardia</text:p>
          </table:table-cell>
          <table:table-cell office:value-type="string">
            <text:p>Modena, Parma, Reggio Emilia, Bologna, Mantova</text:p>
          </table:table-cell>
          <table:table-cell table:number-columns-repeated="10"/>
          <table:table-cell office:value-type="string">
            <text:p>parmesan_cheese</text:p>
          </table:table-cell>
          <table:table-cell table:number-columns-repeated="997"/>
        </table:table-row>
        <table:table-row table:style-name="ro1">
          <table:table-cell office:value-type="string">
            <text:p>Pecorino di Filian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Basilicata</text:p>
          </table:table-cell>
          <table:table-cell office:value-type="string">
            <text:p>Potenza</text:p>
          </table:table-cell>
          <table:table-cell table:number-columns-repeated="10"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di Picinisc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Lazio</text:p>
          </table:table-cell>
          <table:table-cell office:value-type="string">
            <text:p>Frosinone</text:p>
          </table:table-cell>
          <table:table-cell/>
          <table:table-cell office:value-type="string">
            <text:p>Valle di Comino</text:p>
          </table:table-cell>
          <table:table-cell table:number-columns-repeated="8"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Romano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hard</text:p>
          </table:table-cell>
          <table:table-cell office:value-type="string">
            <text:p>5-8 months</text:p>
          </table:table-cell>
          <table:table-cell office:value-type="string">
            <text:p>PDO</text:p>
          </table:table-cell>
          <table:table-cell office:value-type="string">
            <text:p>Pecorino_Romano</text:p>
          </table:table-cell>
          <table:table-cell/>
          <table:table-cell office:value-type="string">
            <text:p>Italy</text:p>
          </table:table-cell>
          <table:table-cell office:value-type="string">
            <text:p>Sardegna, Lazio, Toscana</text:p>
          </table:table-cell>
          <table:table-cell office:value-type="string">
            <text:p>Roma, Grosseto, Cagliari, Nuoro, Oristano, Sassari</text:p>
          </table:table-cell>
          <table:table-cell office:value-type="string">
            <text:p>Gavoi</text:p>
          </table:table-cell>
          <table:table-cell office:value-type="string">
            <text:p>Agro romano</text:p>
          </table:table-cell>
          <table:table-cell/>
          <table:table-cell office:value-type="string">
            <text:p>grating</text:p>
          </table:table-cell>
          <table:table-cell table:number-columns-repeated="2"/>
          <table:table-cell office:value-type="string">
            <text:p>25-30 cm</text:p>
          </table:table-cell>
          <table:table-cell office:value-type="string">
            <text:p>20-35 kg</text:p>
          </table:table-cell>
          <table:table-cell office:value-type="string">
            <text:p>20 cm</text:p>
          </table:table-cell>
          <table:table-cell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Sard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ecorino_Sardo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9"/>
          <table:table-cell office:value-type="string">
            <text:p>Pecorino_sardo</text:p>
          </table:table-cell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Sicilian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ecorino_Siciliano</text:p>
          </table:table-cell>
          <table:table-cell/>
          <table:table-cell office:value-type="string">
            <text:p>Italy</text:p>
          </table:table-cell>
          <table:table-cell office:value-type="string">
            <text:p>Sicilia</text:p>
          </table:table-cell>
          <table:table-cell table:number-columns-repeated="10"/>
          <table:table-cell office:value-type="string">
            <text:p>Pecorino_Siciliano</text:p>
          </table:table-cell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Toscan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oscana</text:p>
          </table:table-cell>
          <table:table-cell office:value-type="string">
            <text:p>Arezzo, Pisa, Massa Carrara, Livorno, Grosseto, Firenze, Prato, Lucca, Pistoia, Siena</text:p>
          </table:table-cell>
          <table:table-cell table:number-columns-repeated="10"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iacentinu Enn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Enna</text:p>
          </table:table-cell>
          <table:table-cell table:number-columns-repeated="9"/>
          <table:table-cell office:value-type="string">
            <text:p>Piacentinu_di_Enna_cheese</text:p>
          </table:table-cell>
          <table:table-cell table:number-columns-repeated="998"/>
        </table:table-row>
        <table:table-row table:style-name="ro1">
          <table:table-cell office:value-type="string">
            <text:p>Piave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iave_(cheese)</text:p>
          </table:table-cell>
          <table:table-cell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8"/>
        </table:table-row>
        <table:table-row table:style-name="ro1">
          <table:table-cell office:value-type="string">
            <text:p>Pressat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8"/>
        </table:table-row>
        <table:table-row table:style-name="ro1">
          <table:table-cell office:value-type="string">
            <text:p>Provolone</text:p>
          </table:table-cell>
          <table:table-cell table:number-columns-repeated="9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Provolone del Monac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Campania</text:p>
          </table:table-cell>
          <table:table-cell office:value-type="string">
            <text:p>Napoli</text:p>
          </table:table-cell>
          <table:table-cell table:number-columns-repeated="1008"/>
        </table:table-row>
        <table:table-row table:style-name="ro1">
          <table:table-cell office:value-type="string">
            <text:p>Provolone Valpad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pasta filata</text:p>
          </table:table-cell>
          <table:table-cell office:value-type="string">
            <text:p>3 months or more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, Veneto, Emilia-Romagna, Trentino-Alto Adige</text:p>
          </table:table-cell>
          <table:table-cell office:value-type="string">
            <text:p>Bergamo, Brescia, Cremona, Mantova, Milano, Padova, Rovigo, Verona, Vicenza, Piacenza, Trento</text:p>
          </table:table-cell>
          <table:table-cell table:number-columns-repeated="3"/>
          <table:table-cell office:value-type="string">
            <text:p>table, cooking</text:p>
          </table:table-cell>
          <table:table-cell table:number-columns-repeated="3"/>
          <table:table-cell office:value-type="string">
            <text:p>1-100 kg</text:p>
          </table:table-cell>
          <table:table-cell table:number-columns-repeated="1000"/>
        </table:table-row>
        <table:table-row table:style-name="ro1">
          <table:table-cell office:value-type="string">
            <text:p>Quartirolo Lombard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omo, Cremona, Lodi, Milano, Pavia, Varese</text:p>
          </table:table-cell>
          <table:table-cell table:number-columns-repeated="3"/>
          <table:table-cell office:value-type="string">
            <text:p>table, cooking</text:p>
          </table:table-cell>
          <table:table-cell/>
          <table:table-cell office:value-type="string">
            <text:p>squared</text:p>
          </table:table-cell>
          <table:table-cell office:value-type="string">
            <text:p>18-22 cm</text:p>
          </table:table-cell>
          <table:table-cell office:value-type="string">
            <text:p>1.5-3.5 kg</text:p>
          </table:table-cell>
          <table:table-cell office:value-type="string">
            <text:p>4-8 cm</text:p>
          </table:table-cell>
          <table:table-cell table:number-columns-repeated="999"/>
        </table:table-row>
        <table:table-row table:style-name="ro1">
          <table:table-cell office:value-type="string">
            <text:p>Ragus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Ragusano</text:p>
          </table:table-cell>
          <table:table-cell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Ragusa, Siracusa</text:p>
          </table:table-cell>
          <table:table-cell table:number-columns-repeated="9"/>
          <table:table-cell office:value-type="string">
            <text:p>Ragusano_cheese</text:p>
          </table:table-cell>
          <table:table-cell table:number-columns-repeated="998"/>
        </table:table-row>
        <table:table-row table:style-name="ro1">
          <table:table-cell office:value-type="string">
            <text:p>Raschera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0-90 days</text:p>
          </table:table-cell>
          <table:table-cell office:value-type="string">
            <text:p>PDO</text:p>
          </table:table-cell>
          <table:table-cell office:value-type="string">
            <text:p>Rasche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999"/>
        </table:table-row>
        <table:table-row table:style-name="ro1">
          <table:table-cell office:value-type="string">
            <text:p>Raschera d'alpeggio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office:value-type="string">
            <text:p>Rasche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999"/>
        </table:table-row>
        <table:table-row table:style-name="ro1">
          <table:table-cell office:value-type="string">
            <text:p>Ricotta Romana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azio</text:p>
          </table:table-cell>
          <table:table-cell table:number-columns-repeated="11"/>
          <table:table-cell office:value-type="string">
            <text:p>ricotta_cheese</text:p>
          </table:table-cell>
          <table:table-cell table:number-columns-repeated="997"/>
        </table:table-row>
        <table:table-row table:style-name="ro1">
          <table:table-cell office:value-type="string">
            <text:p>Robiola di Roccaverano</text:p>
          </table:table-cell>
          <table:table-cell table:number-columns-repeated="3"/>
          <table:table-cell office:value-type="string">
            <text:p>cow 85%, sheep or goat 15%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10-14 cm</text:p>
          </table:table-cell>
          <table:table-cell office:value-type="string">
            <text:p>400 g</text:p>
          </table:table-cell>
          <table:table-cell office:value-type="string">
            <text:p>4-5 cm</text:p>
          </table:table-cell>
          <table:table-cell table:number-columns-repeated="999"/>
        </table:table-row>
        <table:table-row table:style-name="ro1">
          <table:table-cell office:value-type="string">
            <text:p>Salva Cremasc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remona, Lecco, Lodi, Milano</text:p>
          </table:table-cell>
          <table:table-cell table:number-columns-repeated="1008"/>
        </table:table-row>
        <table:table-row table:style-name="ro1">
          <table:table-cell office:value-type="string">
            <text:p>Scamorza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Spressa delle Giudicari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/>
          <table:table-cell office:value-type="string">
            <text:p>Chiese, Rendena, Ledro</text:p>
          </table:table-cell>
          <table:table-cell office:value-type="string">
            <text:p>Valli Giudicarie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5 cm</text:p>
          </table:table-cell>
          <table:table-cell office:value-type="string">
            <text:p>6-8 kg</text:p>
          </table:table-cell>
          <table:table-cell office:value-type="string">
            <text:p>8-9 cm</text:p>
          </table:table-cell>
          <table:table-cell table:number-columns-repeated="999"/>
        </table:table-row>
        <table:table-row table:style-name="ro1">
          <table:table-cell office:value-type="string">
            <text:p>Squacquerone di Romag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Emilia-Romagna</text:p>
          </table:table-cell>
          <table:table-cell office:value-type="string">
            <text:p>Ravenna, Forlì-Cesena, Rimini, Bologna, Ferrara</text:p>
          </table:table-cell>
          <table:table-cell table:number-columns-repeated="9"/>
          <table:table-cell office:value-type="string">
            <text:p>Squaquarone_cheese</text:p>
          </table:table-cell>
          <table:table-cell table:number-columns-repeated="998"/>
        </table:table-row>
        <table:table-row table:style-name="ro1">
          <table:table-cell office:value-type="string">
            <text:p>Stelvio</text:p>
          </table:table-cell>
          <table:table-cell/>
          <table:table-cell office:value-type="string">
            <text:p>Stilfser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Bolzano</text:p>
          </table:table-cell>
          <table:table-cell/>
          <table:table-cell office:value-type="string">
            <text:p>Parco Nazionale dello Stelvio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6-38 cm</text:p>
          </table:table-cell>
          <table:table-cell office:value-type="string">
            <text:p>8-10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Stracchi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Taleggi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 office:value-type="string">
            <text:p>semi-soft</text:p>
          </table:table-cell>
          <table:table-cell office:value-type="string">
            <text:p>25-40 days</text:p>
          </table:table-cell>
          <table:table-cell office:value-type="string">
            <text:p>PDO</text:p>
          </table:table-cell>
          <table:table-cell office:value-type="string">
            <text:p>Taleggio_(cheese)</text:p>
          </table:table-cell>
          <table:table-cell/>
          <table:table-cell office:value-type="string">
            <text:p>Italy</text:p>
          </table:table-cell>
          <table:table-cell office:value-type="string">
            <text:p>Lombardia, Veneto, Piemonte</text:p>
          </table:table-cell>
          <table:table-cell office:value-type="string">
            <text:p>Bergamo, Brescia, Como, Cremona, Lodi, Milano, Pavia, Treviso, Novara</text:p>
          </table:table-cell>
          <table:table-cell/>
          <table:table-cell office:value-type="string">
            <text:p>Valsassina</text:p>
          </table:table-cell>
          <table:table-cell/>
          <table:table-cell office:value-type="string">
            <text:p>table, cooking</text:p>
          </table:table-cell>
          <table:table-cell/>
          <table:table-cell office:value-type="string">
            <text:p>squared</text:p>
          </table:table-cell>
          <table:table-cell office:value-type="string">
            <text:p>18-25 cm</text:p>
          </table:table-cell>
          <table:table-cell office:value-type="string">
            <text:p>1.7-2.2 kg</text:p>
          </table:table-cell>
          <table:table-cell office:value-type="string">
            <text:p>5-7 cm</text:p>
          </table:table-cell>
          <table:table-cell table:number-columns-repeated="999"/>
        </table:table-row>
        <table:table-row table:style-name="ro1">
          <table:table-cell office:value-type="string">
            <text:p>Toma Piemont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60 days</text:p>
          </table:table-cell>
          <table:table-cell office:value-type="string">
            <text:p>PDO</text:p>
          </table:table-cell>
          <table:table-cell office:value-type="string">
            <text:p>Toma_Piemontese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, Biella, Cuneo, Novara, Torino, Vercelli</text:p>
          </table:table-cell>
          <table:table-cell table:number-columns-repeated="3"/>
          <table:table-cell office:value-type="string">
            <text:p>table, grilling</text:p>
          </table:table-cell>
          <table:table-cell table:number-columns-repeated="2"/>
          <table:table-cell office:value-type="string">
            <text:p>15-35 cm</text:p>
          </table:table-cell>
          <table:table-cell office:value-type="string">
            <text:p>2-8 kg</text:p>
          </table:table-cell>
          <table:table-cell office:value-type="string">
            <text:p>5-12 cm</text:p>
          </table:table-cell>
          <table:table-cell table:number-columns-repeated="999"/>
        </table:table-row>
        <table:table-row table:style-name="ro1">
          <table:table-cell office:value-type="string">
            <text:p>Valle d'Aosta fromadz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12 months</text:p>
          </table:table-cell>
          <table:table-cell office:value-type="string">
            <text:p>PDO</text:p>
          </table:table-cell>
          <table:table-cell office:value-type="string">
            <text:p>Valle_d'Aosta_Fromadzo</text:p>
          </table:table-cell>
          <table:table-cell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4"/>
          <table:table-cell office:value-type="string">
            <text:p>table</text:p>
          </table:table-cell>
          <table:table-cell table:number-columns-repeated="2"/>
          <table:table-cell office:value-type="string">
            <text:p>15-30 cm</text:p>
          </table:table-cell>
          <table:table-cell office:value-type="string">
            <text:p>1-7 kg</text:p>
          </table:table-cell>
          <table:table-cell office:value-type="string">
            <text:p>5-20 cm</text:p>
          </table:table-cell>
          <table:table-cell table:number-columns-repeated="999"/>
        </table:table-row>
        <table:table-row table:style-name="ro1">
          <table:table-cell office:value-type="string">
            <text:p>Valtellina Caser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office:value-type="string">
            <text:p>Valtellina_Casera</text:p>
          </table:table-cell>
          <table:table-cell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Sondrio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7-12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Vastedda della Valle del Belìc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Agrigento, Trapani, Palermo</text:p>
          </table:table-cell>
          <table:table-cell table:number-columns-repeated="9"/>
          <table:table-cell office:value-type="string">
            <text:p>Vastedda_della_Valle_del_Belice_cheese</text:p>
          </table:table-cell>
          <table:table-cell table:number-columns-repeated="998"/>
        </table:table-row>
        <table:table-row table:style-name="ro1">
          <table:table-cell office:value-type="string">
            <text:p>Puzzone di Moe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7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Trento</text:p>
          </table:table-cell>
          <table:table-cell office:value-type="string">
            <text:p>Predazzo, Moena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6 cm</text:p>
          </table:table-cell>
          <table:table-cell office:value-type="string">
            <text:p>9 kg</text:p>
          </table:table-cell>
          <table:table-cell office:value-type="string">
            <text:p>10 cm</text:p>
          </table:table-cell>
          <table:table-cell table:number-columns-repeated="999"/>
        </table:table-row>
        <table:table-row table:style-name="ro1">
          <table:table-cell office:value-type="string">
            <text:p>Agrì di Valtort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</text:p>
          </table:table-cell>
          <table:table-cell office:value-type="string">
            <text:p>Val Brembana, Valtorta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6-7 cm</text:p>
          </table:table-cell>
          <table:table-cell office:value-type="string">
            <text:p>70-80 g</text:p>
          </table:table-cell>
          <table:table-cell office:value-type="string">
            <text:p>3-4 cm</text:p>
          </table:table-cell>
          <table:table-cell office:value-type="string">
            <text:p>Agrì_di_Valtorta_cheese</text:p>
          </table:table-cell>
          <table:table-cell table:number-columns-repeated="998"/>
        </table:table-row>
        <table:table-row table:style-name="ro1">
          <table:table-cell office:value-type="string">
            <text:p>Bagòss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emi-cooked</text:p>
          </table:table-cell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24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 office:value-type="string">
            <text:p>Bagolino</text:p>
          </table:table-cell>
          <table:table-cell office:value-type="string">
            <text:p>Valle del Caffaro</text:p>
          </table:table-cell>
          <table:table-cell/>
          <table:table-cell office:value-type="string">
            <text:p>table, grating</text:p>
          </table:table-cell>
          <table:table-cell/>
          <table:table-cell office:value-type="string">
            <text:p>circle</text:p>
          </table:table-cell>
          <table:table-cell office:value-type="string">
            <text:p>40 cm</text:p>
          </table:table-cell>
          <table:table-cell office:value-type="string">
            <text:p>15-16 kg</text:p>
          </table:table-cell>
          <table:table-cell office:value-type="string">
            <text:p>12-14 cm</text:p>
          </table:table-cell>
          <table:table-cell office:value-type="string">
            <text:p>Bagòss_di_Bagolino_cheese</text:p>
          </table:table-cell>
          <table:table-cell table:number-columns-repeated="998"/>
        </table:table-row>
        <table:table-row table:style-name="ro1">
          <table:table-cell office:value-type="string">
            <text:p>Dolcelatte</text:p>
          </table:table-cell>
          <table:table-cell/>
          <table:table-cell office:value-type="string">
            <text:p>Gorgonzola Dolce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 table:number-columns-repeated="2"/>
          <table:table-cell office:value-type="string">
            <text:p>soft</text:p>
          </table:table-cell>
          <table:table-cell office:value-type="string">
            <text:p>1-3 months</text:p>
          </table:table-cell>
          <table:table-cell/>
          <table:table-cell office:value-type="string">
            <text:p>Dolcelatte</text:p>
          </table:table-cell>
          <table:table-cell/>
          <table:table-cell office:value-type="string">
            <text:p>Italy</text:p>
          </table:table-cell>
          <table:table-cell table:number-columns-repeated="5"/>
          <table:table-cell office:value-type="string">
            <text:p>table, cooking</text:p>
          </table:table-cell>
          <table:table-cell table:number-columns-repeated="100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2">
          <table:table-cell/>
        </table:table-row>
      </table:table>
      <table:database-ranges>
        <table:database-range table:target-range-address="Sheet1.A2:Sheet1.AMJ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6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olo Castagna</meta:initial-creator>
    <meta:creation-date>2011-12-13T17:42:14</meta:creation-date>
    <meta:generator>OpenOffice.org/3.1$Unix OpenOffice.org_project/310m19$Build-9420</meta:generator>
    <dc:date>2011-12-20T16:49:59</dc:date>
    <dc:creator>Paolo Castagna</dc:creator>
    <meta:editing-duration>PT07H42M10S</meta:editing-duration>
    <meta:editing-cycles>36</meta:editing-cycles>
    <meta:document-statistic meta:table-count="3" meta:cell-count="696" meta:object-count="0"/>
    <meta:user-defined meta:name="Info 1"/>
    <meta:user-defined meta:name="Info 2"/>
    <meta:user-defined meta:name="Info 3"/>
    <meta:user-defined meta:name="Info 4"/>
  </office:meta>
</office:document-meta>
</file>